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text-properties style:font-name="Brix Slab Regular"/>
    </style:style>
    <style:style style:name="P26" style:family="paragraph" style:parent-style-name="Text_20_body" style:list-style-name="L8">
      <style:text-properties style:font-name="Brix Slab Regular"/>
    </style:style>
    <style:style style:name="P27" style:family="paragraph" style:parent-style-name="Text_20_body" style:list-style-name="L9">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er </text:span><text:span text:style-name="Strong_20_Emphasis"><text:span text:style-name="T1">senseBox Schallpegelmesser (Prototyp)</text:span></text:span><text:span text:style-name="T1"> basiert auf dem Analog Sound Level Meter von DFRobot und dient zur Messung von Umgebungsgeräuschen. Dieses Gerät wird für Anwendungen wie Lärmmessung, Umweltüberwachung und Forschung verwendet. Der Sensor erfasst die Schallintensität und liefert analoge Spannungswerte, die proportional zum Schalldruckpegel sind.</text:span></text:p>
      <text:p text:style-name="P5"/>
      <text:h text:style-name="P2" text:outline-level="3">Ausführliches Datenblatt für den senseBox Schallpegelmesser (Prototyp)</text:h>
      <text:h text:style-name="P3" text:outline-level="4">Allgemeine Informationen</text:h>
      <text:list xml:id="list2906526064" text:style-name="L1">
        <text:list-item>
          <text:p text:style-name="P7"><text:span text:style-name="Strong_20_Emphasis"><text:span text:style-name="T1">Produktname:</text:span></text:span><text:span text:style-name="T1"> senseBox Schallpegelmesser (Prototyp)</text:span></text:p>
        </text:list-item>
        <text:list-item>
          <text:p text:style-name="P7"><text:span text:style-name="Strong_20_Emphasis"><text:span text:style-name="T1">Basis:</text:span></text:span><text:span text:style-name="T1"> Analog Sound Level Meter von DFRobot</text:span></text:p>
        </text:list-item>
        <text:list-item>
          <text:p text:style-name="P6"><text:span text:style-name="Strong_20_Emphasis"><text:span text:style-name="T1">Anwendungsbereiche:</text:span></text:span><text:span text:style-name="T1"> Lärmmessung, Umweltüberwachung, Forschung, Bildung</text:span></text:p>
        </text:list-item>
      </text:list>
      <text:h text:style-name="P3" text:outline-level="4">Technische Spezifikationen</text:h>
      <text:h text:style-name="P4" text:outline-level="5">Sensor-Eigenschaften</text:h>
      <text:list xml:id="list3778641390" text:style-name="L2">
        <text:list-item>
          <text:p text:style-name="P9"><text:span text:style-name="Strong_20_Emphasis"><text:span text:style-name="T1">Mikrofontyp:</text:span></text:span><text:span text:style-name="T1"> Elektret-Kondensatormikrofon</text:span></text:p>
        </text:list-item>
        <text:list-item>
          <text:p text:style-name="P9"><text:span text:style-name="Strong_20_Emphasis"><text:span text:style-name="T1">Frequenzbereich:</text:span></text:span><text:span text:style-name="T1"> 50 Hz bis 10 kHz</text:span></text:p>
        </text:list-item>
        <text:list-item>
          <text:p text:style-name="P9"><text:span text:style-name="Strong_20_Emphasis"><text:span text:style-name="T1">Schalldruckpegelbereich (SPL):</text:span></text:span><text:span text:style-name="T1"> 30 dB bis 130 dB</text:span></text:p>
        </text:list-item>
        <text:list-item>
          <text:p text:style-name="P9"><text:span text:style-name="Strong_20_Emphasis"><text:span text:style-name="T1">Empfindlichkeit:</text:span></text:span><text:span text:style-name="T1"> -44 dB ±2 dB</text:span></text:p>
        </text:list-item>
        <text:list-item>
          <text:p text:style-name="P8"><text:span text:style-name="Strong_20_Emphasis"><text:span text:style-name="T1">Mikrofonrichtung:</text:span></text:span><text:span text:style-name="T1"> Unidirektional</text:span></text:p>
        </text:list-item>
      </text:list>
      <text:h text:style-name="P4" text:outline-level="5">Elektrische Eigenschaften</text:h>
      <text:list xml:id="list1661404883" text:style-name="L3">
        <text:list-item>
          <text:p text:style-name="P11"><text:span text:style-name="Strong_20_Emphasis"><text:span text:style-name="T1">Betriebsspannung:</text:span></text:span><text:span text:style-name="T1"> 3.3V bis 5V DC</text:span></text:p>
        </text:list-item>
        <text:list-item>
          <text:p text:style-name="P11"><text:span text:style-name="Strong_20_Emphasis"><text:span text:style-name="T1">Stromverbrauch:</text:span></text:span></text:p>
          <text:list>
            <text:list-item>
              <text:p text:style-name="P11"><text:span text:style-name="Strong_20_Emphasis"><text:span text:style-name="T1">Aktivmodus:</text:span></text:span><text:span text:style-name="T1"> Typisch 5 mA</text:span></text:p>
            </text:list-item>
            <text:list-item>
              <text:p text:style-name="P11"><text:span text:style-name="Strong_20_Emphasis"><text:span text:style-name="T1">Ruhezustand:</text:span></text:span><text:span text:style-name="T1"> Weniger als 1 mA</text:span></text:p>
            </text:list-item>
          </text:list>
        </text:list-item>
        <text:list-item>
          <text:p text:style-name="P10"><text:span text:style-name="Strong_20_Emphasis"><text:span text:style-name="T1">Ausgangssignal:</text:span></text:span><text:span text:style-name="T1"> Analog, Spannung proportional zum gemessenen Schalldruckpegel</text:span></text:p>
        </text:list-item>
      </text:list>
      <text:h text:style-name="P4" text:outline-level="5">Physische Eigenschaften</text:h>
      <text:list xml:id="list3988434955" text:style-name="L4">
        <text:list-item>
          <text:p text:style-name="P13"><text:span text:style-name="Strong_20_Emphasis"><text:span text:style-name="T1">Material:</text:span></text:span><text:span text:style-name="T1"> PCB-Platine mit Schallisolations- und Dämpfungselementen</text:span></text:p>
        </text:list-item>
        <text:list-item>
          <text:p text:style-name="P13"><text:span text:style-name="Strong_20_Emphasis"><text:span text:style-name="T1">Abmessungen:</text:span></text:span></text:p>
          <text:list>
            <text:list-item>
              <text:p text:style-name="P13"><text:span text:style-name="Strong_20_Emphasis"><text:span text:style-name="T1">Länge:</text:span></text:span><text:span text:style-name="T1"> Ca. 45 mm</text:span></text:p>
            </text:list-item>
            <text:list-item>
              <text:p text:style-name="P13"><text:span text:style-name="Strong_20_Emphasis"><text:span text:style-name="T1">Breite:</text:span></text:span><text:span text:style-name="T1"> Ca. 25 mm</text:span></text:p>
            </text:list-item>
            <text:list-item>
              <text:p text:style-name="P13"><text:span text:style-name="Strong_20_Emphasis"><text:span text:style-name="T1">Höhe:</text:span></text:span><text:span text:style-name="T1"> Ca. 15 mm (inkl. Mikrofon)</text:span></text:p>
            </text:list-item>
          </text:list>
        </text:list-item>
        <text:list-item>
          <text:p text:style-name="P12"><text:span text:style-name="Strong_20_Emphasis"><text:span text:style-name="T1">Gewicht:</text:span></text:span><text:span text:style-name="T1"> Ca. 10 g</text:span></text:p>
        </text:list-item>
      </text:list>
      <text:h text:style-name="P4" text:outline-level="5">Betriebsbedingungen</text:h>
      <text:list xml:id="list2960687112" text:style-name="L5">
        <text:list-item>
          <text:p text:style-name="P15"><text:span text:style-name="Strong_20_Emphasis"><text:span text:style-name="T1">Betriebstemperatur:</text:span></text:span><text:span text:style-name="T1"> -10°C bis +50°C</text:span></text:p>
        </text:list-item>
        <text:list-item>
          <text:p text:style-name="P14"><text:span text:style-name="Strong_20_Emphasis"><text:span text:style-name="T1">Luftfeuchtigkeit:</text:span></text:span><text:span text:style-name="T1"> 0% bis 85% relative Luftfeuchtigkeit, nicht kondensierend</text:span></text:p>
        </text:list-item>
      </text:list>
      <text:h text:style-name="P3" text:outline-level="4">Funktionen und Merkmale</text:h>
      <text:list xml:id="list284564975" text:style-name="L6">
        <text:list-item>
          <text:p text:style-name="P17"><text:span text:style-name="Strong_20_Emphasis"><text:span text:style-name="T1">Echtzeit-Schallmessung:</text:span></text:span><text:span text:style-name="T1"> Misst kontinuierlich den Schalldruckpegel und gibt analoge Spannungswerte aus.</text:span></text:p>
        </text:list-item>
        <text:list-item>
          <text:p text:style-name="P17"><text:span text:style-name="Strong_20_Emphasis"><text:span text:style-name="T1">Analogausgang:</text:span></text:span><text:span text:style-name="T1"> Ermöglicht die direkte Verbindung mit Analog-Digital-Wandlern (ADC) auf Mikrocontrollern wie der senseBox MCU.</text:span></text:p>
        </text:list-item>
        <text:list-item>
          <text:p text:style-name="P17"><text:soft-page-break/><text:span text:style-name="Strong_20_Emphasis"><text:span text:style-name="T1">Einfacher Anschluss:</text:span></text:span><text:span text:style-name="T1"> Standardisierte Anschlüsse für einfache Integration in bestehende Systeme.</text:span></text:p>
        </text:list-item>
        <text:list-item>
          <text:p text:style-name="P16"><text:span text:style-name="Strong_20_Emphasis"><text:span text:style-name="T1">Prototypenstatus:</text:span></text:span><text:span text:style-name="T1"> Aktuell im Entwicklungsstadium, möglicherweise nicht alle Funktionen finalisiert.</text:span></text:p>
        </text:list-item>
      </text:list>
      <text:h text:style-name="P3" text:outline-level="4">Anwendungsbereiche</text:h>
      <text:list xml:id="list4274663241" text:style-name="L7">
        <text:list-item>
          <text:p text:style-name="P19"><text:span text:style-name="Strong_20_Emphasis"><text:span text:style-name="T1">Umweltüberwachung:</text:span></text:span><text:span text:style-name="T1"> Messung und Überwachung von Umgebungsgeräuschen in urbanen und ländlichen Gebieten.</text:span></text:p>
        </text:list-item>
        <text:list-item>
          <text:p text:style-name="P19"><text:span text:style-name="Strong_20_Emphasis"><text:span text:style-name="T1">Lärmanalyse:</text:span></text:span><text:span text:style-name="T1"> Erfassung von Lärmdaten in der Industrie, im Verkehr oder in Wohngebieten.</text:span></text:p>
        </text:list-item>
        <text:list-item>
          <text:p text:style-name="P19"><text:span text:style-name="Strong_20_Emphasis"><text:span text:style-name="T1">Forschung:</text:span></text:span><text:span text:style-name="T1"> Verwendung in Studien zur akustischen Umweltanalyse und Lärmwirkungsforschung.</text:span></text:p>
        </text:list-item>
        <text:list-item>
          <text:p text:style-name="P18"><text:span text:style-name="Strong_20_Emphasis"><text:span text:style-name="T1">Bildung:</text:span></text:span><text:span text:style-name="T1"> Einsatz in schulischen und universitären Projekten zur Demonstration von Schallmessung und -analyse.</text:span></text:p>
        </text:list-item>
      </text:list>
      <text:h text:style-name="P3" text:outline-level="4">Sicherheits- und Nutzungsrichtlinien</text:h>
      <text:list xml:id="list119909887" text:style-name="L8">
        <text:list-item>
          <text:p text:style-name="P20"><text:span text:style-name="Strong_20_Emphasis"><text:span text:style-name="T1">Betriebssicherheit:</text:span></text:span></text:p>
          <text:list>
            <text:list-item>
              <text:p text:style-name="P25">Vermeiden Sie extrem laute Schallquellen, die den Sensor über den maximalen Schalldruckpegel hinaus belasten könnten.</text:p>
            </text:list-item>
            <text:list-item>
              <text:p text:style-name="P25">Schützen Sie den Sensor vor physischem Schaden und Feuchtigkeit.</text:p>
            </text:list-item>
          </text:list>
        </text:list-item>
        <text:list-item>
          <text:p text:style-name="P20"><text:span text:style-name="Strong_20_Emphasis"><text:span text:style-name="T1">Installation:</text:span></text:span></text:p>
          <text:list>
            <text:list-item>
              <text:p text:style-name="P25">Platzierung an einem geeigneten Ort, um eine repräsentative Erfassung der Umgebungsgeräusche zu gewährleisten.</text:p>
            </text:list-item>
            <text:list-item>
              <text:p text:style-name="P26">Vermeiden Sie Hindernisse oder Schallreflexionen, die die Messgenauigkeit beeinträchtigen könnten.</text:p>
            </text:list-item>
          </text:list>
        </text:list-item>
      </text:list>
      <text:h text:style-name="P3" text:outline-level="4">Verpackung und Lieferung</text:h>
      <text:list xml:id="list3581423921" text:style-name="L9">
        <text:list-item>
          <text:p text:style-name="P22"><text:span text:style-name="Strong_20_Emphasis"><text:span text:style-name="T1">Lieferumfang:</text:span></text:span></text:p>
          <text:list>
            <text:list-item>
              <text:p text:style-name="P27">1 x senseBox Schallpegelmesser (Prototyp)</text:p>
            </text:list-item>
            <text:list-item>
              <text:p text:style-name="P27">Verbindungskabel (falls zutreffend)</text:p>
            </text:list-item>
            <text:list-item>
              <text:p text:style-name="P27">Kurzanleitung</text:p>
            </text:list-item>
          </text:list>
        </text:list-item>
        <text:list-item>
          <text:p text:style-name="P21"><text:span text:style-name="Strong_20_Emphasis"><text:span text:style-name="T1">Verpackung:</text:span></text:span><text:span text:style-name="T1"> Antistatische Verpackung zum Schutz vor elektrostatischen Entladungen und mechanischen Schäden</text:span></text:p>
        </text:list-item>
      </text:list>
      <text:h text:style-name="P3" text:outline-level="4">Hinweise und Empfehlungen</text:h>
      <text:list xml:id="list3583780774" text:style-name="L10">
        <text:list-item>
          <text:p text:style-name="P24"><text:span text:style-name="Strong_20_Emphasis"><text:span text:style-name="T1">Kalibrierung:</text:span></text:span><text:span text:style-name="T1"> Der Sensor kann eine Kalibrierung erfordern, um genaue Messwerte zu liefern. Es wird empfohlen, regelmäßig mit einem bekannten Schallpegelkalibrator zu kalibrieren.</text:span></text:p>
        </text:list-item>
        <text:list-item>
          <text:p text:style-name="P24"><text:span text:style-name="Strong_20_Emphasis"><text:span text:style-name="T1">Datenintegration:</text:span></text:span><text:span text:style-name="T1"> Kann an die senseBox MCU angeschlossen werden, um die Schallpegel in Echtzeit zu erfassen und zu analysieren.</text:span></text:p>
        </text:list-item>
        <text:list-item>
          <text:p text:style-name="P23"><text:span text:style-name="Strong_20_Emphasis"><text:span text:style-name="T1">Prototypenstatus:</text:span></text:span><text:span text:style-name="T1"> Da es sich um einen Prototyp handelt, können Änderungen in Design und Spezifikationen auftreten. Anwender sollten auf Updates und finale Spezifikationen achten.</text:span></text:p>
        </text:list-item>
      </text:list>
      <text:p text:style-name="P1"><text:soft-page-break/></text:p>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Schallpegelmessers (Prototyp) basierend auf dem Analog Sound Level Meter von DFRobot.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37:01.467300883</meta:creation-date>
    <dc:date>2024-07-30T12:38:01.019601070</dc:date>
    <meta:editing-duration>PT1M1S</meta:editing-duration>
    <meta:editing-cycles>1</meta:editing-cycles>
    <meta:document-statistic meta:table-count="0" meta:image-count="0" meta:object-count="0" meta:page-count="3" meta:paragraph-count="57" meta:word-count="480" meta:character-count="3859" meta:non-whitespace-character-count="3479"/>
    <meta:generator>LibreOffice/7.3.7.2$Linux_X86_64 LibreOffice_project/30$Build-2</meta:generator>
  </office:meta>
</office:document-meta>
</file>